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todsignatur = metodnamn och parameterar</text:p>
      <text:p text:style-name="Standard"/>
      <text:p text:style-name="Standard"/>
      <text:p text:style-name="Standard">Javascript är inte typesafe som c#, alltså att man anger inte datatyp, man deklaraer bara med ”var”.</text:p>
      <text:p text:style-name="Standard"/>
      <text:p text:style-name="Standard">UML – Unified Modeling Language (beskriva programmering)</text:p>
      <text:list xml:id="list4241871829886856799" text:style-name="L1">
        <text:list-item>
          <text:p text:style-name="P1">ritar fyrkanter och pilar</text:p>
        </text:list-item>
      </text:list>
      <text:list xml:id="list2116018072133438312" text:style-name="L2">
        <text:list-item>
          <text:p text:style-name="P2">bra för att se en överblick och få en första prototyp</text:p>
        </text:list-item>
      </text:list>
      <text:p text:style-name="Standard"/>
      <text:p text:style-name="Standard"/>
      <text:p text:style-name="Standard">Property snippet ”propfull”</text:p>
      <text:p text:style-name="Standard"/>
      <text:p text:style-name="Standard">Superclass == BaseClass</text:p>
      <text:p text:style-name="Standard"/>
      <text:p text:style-name="Standard"/>
      <text:p text:style-name="Standard">Skapa en Controller class (Factory class) För att hantera all logik, för återanvändbarhet.</text:p>
      <text:p text:style-name="Standard">Lyfta bort logik från ”Program classen”. Lyfta bort frpn console. För att återanvda i en windows form, eller webblösning.</text:p>
      <text:p text:style-name="Standard"/>
      <text:p text:style-name="Standard">Arv är bra , men inte alltid,,(Inheritence)<text:tab/></text:p>
      <text:p text:style-name="Standard"/>
      <text:p text:style-name="Standard">Vad är bra kod?</text:p>
      <text:list xml:id="list3961553044558075222" text:style-name="L3">
        <text:list-item>
          <text:p text:style-name="P3">Fungerar</text:p>
        </text:list-item>
        <text:list-item>
          <text:p text:style-name="P3">Väldokumenterat</text:p>
        </text:list-item>
        <text:list-item>
          <text:p text:style-name="P3">Enkelt att underhålla</text:p>
        </text:list-item>
        <text:list-item>
          <text:p text:style-name="P3">Enkelt att bygga ut – API</text:p>
        </text:list-item>
        <text:list-item>
          <text:p text:style-name="P3">Enkelt att testa</text:p>
          <text:p text:style-name="P3"/>
          <text:p text:style-name="P3"/>
        </text:list-item>
      </text:list>
      <text:p text:style-name="Standard">KISS – Keep it simple stupid, gör det inte för svårt</text:p>
      <text:p text:style-name="Standard"/>
      <text:p text:style-name="Standard">C# Mockup/Wireframe, väldigt bra vertyg för prototyp</text:p>
      <text:p text:style-name="Standard"/>
      <text:p text:style-name="Standard">Partial class, dela upp en klass till flera filer, nyckelordet Part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19T09:16:06.57</meta:creation-date>
    <meta:generator>OpenOffice/4.1.3$Win32 OpenOffice.org_project/413m1$Build-9783</meta:generator>
    <dc:date>2017-06-19T13:54:17.07</dc:date>
    <dc:creator>Niklas Johansson</dc:creator>
    <meta:editing-duration>PT4H31M41S</meta:editing-duration>
    <meta:editing-cycles>13</meta:editing-cycles>
    <meta:document-statistic meta:table-count="0" meta:image-count="0" meta:object-count="0" meta:page-count="1" meta:paragraph-count="19" meta:word-count="143" meta:character-count="866"/>
  </office:meta>
</office:document-meta>
</file>